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2" style:family="table">
      <style:table-properties style:width="18.803cm" fo:margin-left="-0.854cm" fo:margin-right="-0.949cm" table:align="margins"/>
    </style:style>
    <style:style style:name="Таблица2.A" style:family="table-column">
      <style:table-column-properties style:column-width="2.145cm" style:rel-column-width="7475*"/>
    </style:style>
    <style:style style:name="Таблица2.B" style:family="table-column">
      <style:table-column-properties style:column-width="1.323cm" style:rel-column-width="4610*"/>
    </style:style>
    <style:style style:name="Таблица2.C" style:family="table-column">
      <style:table-column-properties style:column-width="1.293cm" style:rel-column-width="4506*"/>
    </style:style>
    <style:style style:name="Таблица2.D" style:family="table-column">
      <style:table-column-properties style:column-width="1.404cm" style:rel-column-width="4893*"/>
    </style:style>
    <style:style style:name="Таблица2.J" style:family="table-column">
      <style:table-column-properties style:column-width="1.402cm" style:rel-column-width="4887*"/>
    </style:style>
    <style:style style:name="Таблица2.M" style:family="table-column">
      <style:table-column-properties style:column-width="1.409cm" style:rel-column-width="4913*"/>
    </style:style>
    <style:style style:name="Таблица2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2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2.2" style:family="table-row">
      <style:table-row-properties style:min-row-height="3.792cm"/>
    </style:style>
    <style:style style:name="Таблица2.D2" style:family="table-cell">
      <style:table-cell-properties fo:padding="0.097cm" fo:border-left="0.035cm solid #000000" fo:border-right="none" fo:border-top="none" fo:border-bottom="0.035cm solid #000000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2.D3" style:family="table-cell">
      <style:table-cell-properties fo:padding="0.097cm" fo:border-left="0.035cm solid #000000" fo:border-right="none" fo:border-top="0.035cm solid #000000" fo:border-bottom="none"/>
    </style:style>
    <style:style style:name="Таблица2.E3" style:family="table-cell">
      <style:table-cell-properties fo:padding="0.097cm" fo:border-left="none" fo:border-right="none" fo:border-top="0.035cm solid #000000" fo:border-bottom="none"/>
    </style:style>
    <style:style style:name="Таблица2.F3" style:family="table-cell">
      <style:table-cell-properties fo:padding="0.097cm" fo:border-left="none" fo:border-right="0.035cm solid #000000" fo:border-top="0.035cm solid #000000" fo:border-bottom="none"/>
    </style:style>
    <style:style style:name="Таблица2.M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Таблица2.A4" style:family="table-cell">
      <style:table-cell-properties fo:padding="0.097cm" fo:border-left="0.035cm solid #000000" fo:border-right="0.035cm solid #000000" fo:border-top="none" fo:border-bottom="none"/>
    </style:style>
    <style:style style:name="Таблица2.D4" style:family="table-cell">
      <style:table-cell-properties fo:padding="0.097cm" fo:border-left="0.035cm solid #000000" fo:border-right="none" fo:border-top="none" fo:border-bottom="none"/>
    </style:style>
    <style:style style:name="Таблица2.E4" style:family="table-cell">
      <style:table-cell-properties fo:padding="0.097cm" fo:border="none"/>
    </style:style>
    <style:style style:name="Таблица2.F4" style:family="table-cell">
      <style:table-cell-properties fo:padding="0.097cm" fo:border-left="none" fo:border-right="0.035cm solid #000000" fo:border-top="none" fo:border-bottom="none"/>
    </style:style>
    <style:style style:name="Таблица2.A11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E11" style:family="table-cell">
      <style:table-cell-properties fo:padding="0.097cm" fo:border-left="none" fo:border-right="none" fo:border-top="none" fo:border-bottom="0.035cm solid #000000"/>
    </style:style>
    <style:style style:name="Таблица2.F11" style:family="table-cell">
      <style:table-cell-properties fo:padding="0.097cm" fo:border-left="none" fo:border-right="0.035cm solid #000000" fo:border-top="none" fo:border-bottom="0.035cm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line-height="200%"/>
    </style:style>
    <style:style style:name="P4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5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0cm" fo:margin-right="-0.462cm" fo:text-indent="0cm" style:auto-text-indent="false"/>
    </style:style>
    <style:style style:name="P7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0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1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ru" fo:country="RU" fo:font-weight="normal" fo:background-color="transparent" style:font-size-asian="9pt" style:font-weight-asian="normal" style:font-size-complex="9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24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en" fo:country="US" style:font-size-asian="9pt" style:font-size-complex="9pt"/>
    </style:style>
    <style:style style:name="P25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8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hyphenate="tru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font-weight="bold" style:font-name-asian="Arial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style:font-name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ОТОКОЛ № </text:p>
      <text:p text:style-name="P1"/>
      <text:p text:style-name="P2">поверки БДКГ-<text:span text:style-name="T10">$type$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4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4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5">-- образцовая дозиметрическая поверочная установка УДГ-АТ130 №015 с источниками </text:p>
      <text:p text:style-name="P5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6"/>
      <text:p text:style-name="P6">Диапазон измерения прибора:</text:p>
      <text:p text:style-name="P7">-- МД рентгеновского и γ - излучения – от 0,1 мк<text:span text:style-name="T10">$unit$</text:span>/ч до <text:span text:style-name="T10">$max$</text:span> <text:span text:style-name="T10">$unit$</text:span>/ч</text:p>
      <text:p text:style-name="Обычный">Проведение поверки:</text:p>
      <text:p text:style-name="P8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8"><text:span text:style-name="Основной_20_шрифт_20_абзаца"><text:span text:style-name="T15"><text:s text:c="6"/></text:span></text:span><text:span text:style-name="Основной_20_шрифт_20_абзаца"><text:span text:style-name="T15"><text:s text:c="6"/></text:span></text:span>Опробование и проверка работоспособности: </text:p>
      <text:p text:style-name="P9"/>
      <text:p text:style-name="P10"><text:span text:style-name="Основной_20_шрифт_20_абзаца"><text:span text:style-name="T16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$type$</text:span></text:span><text:span text:style-name="Основной_20_шрифт_20_абзаца"><text:span text:style-name="T16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22"/>
      <text:list xml:id="list6312133075668829374" text:style-name="WWNum1">
        <text:list-item>
          <text:list>
            <text:list-item>
              <text:p text:style-name="P27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6"/>
        <table:table-column table:style-name="Таблица2.J"/>
        <table:table-column table:style-name="Таблица2.D" table:number-columns-repeated="2"/>
        <table:table-column table:style-name="Таблица2.M"/>
        <table:table-row>
          <table:table-cell table:style-name="Таблица2.A1" table:number-rows-spanned="2" office:value-type="string">
            <text:p text:style-name="P16">Эталонное значение мощности дозы в контрольной точке, <text:span text:style-name="T13">oi</text:span></text:p>
          </table:table-cell>
          <table:table-cell table:style-name="Таблица2.A1" table:number-rows-spanned="2" office:value-type="string">
            <text:p text:style-name="P11">№</text:p>
            <text:p text:style-name="P16">ист</text:p>
          </table:table-cell>
          <table:table-cell table:style-name="Таблица2.A1" table:number-rows-spanned="2" office:value-type="string">
            <text:p text:style-name="P12"><text:span text:style-name="T8">R</text:span>,</text:p>
            <text:p text:style-name="P16">см</text:p>
          </table:table-cell>
          <table:table-cell table:style-name="Таблица2.A1" table:number-columns-spanned="3" office:value-type="string">
            <text:p text:style-name="P14">№<text:span text:style-name="T10">$</text:span>№<text:span text:style-name="T10">1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2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3$</text:span></text:p>
          </table:table-cell>
          <table:covered-table-cell/>
          <table:covered-table-cell/>
          <table:table-cell table:style-name="Таблица2.M1" table:number-rows-spanned="2" office:value-type="string">
            <text:p text:style-name="P11">Предел допускаемой основной относительной погрешности, <text:span text:style-name="T10">%</text:span></text:p>
          </table:table-cell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covered-table-cell/>
        </table:table-row>
        <table:table-row>
          <table:table-cell table:style-name="Таблица2.A3" office:value-type="string">
            <text:p text:style-name="P16">0,7<text:span text:style-name="T10"> </text:span>мкЗв<text:span text:style-name="T10">/</text:span>ч</text:p>
          </table:table-cell>
          <table:table-cell table:style-name="Таблица2.A3" office:value-type="string">
            <text:p text:style-name="P18"/>
          </table:table-cell>
          <table:table-cell table:style-name="Таблица2.A3" office:value-type="string">
            <text:p text:style-name="P18"/>
          </table:table-cell>
          <table:table-cell table:style-name="Таблица2.D3" office:value-type="string">
            <text:p text:style-name="P19">$k00$</text:p>
          </table:table-cell>
          <table:table-cell table:style-name="Таблица2.E3" office:value-type="string">
            <text:p text:style-name="P19">$L00$</text:p>
          </table:table-cell>
          <table:table-cell table:style-name="Таблица2.F3" office:value-type="string">
            <text:p text:style-name="P19">$m00$</text:p>
          </table:table-cell>
          <table:table-cell table:style-name="Таблица2.D3" office:value-type="string">
            <text:p text:style-name="P19">$k10$</text:p>
          </table:table-cell>
          <table:table-cell table:style-name="Таблица2.E3" office:value-type="string">
            <text:p text:style-name="P19">$L10$</text:p>
          </table:table-cell>
          <table:table-cell table:style-name="Таблица2.F3" office:value-type="string">
            <text:p text:style-name="P19">$m10$</text:p>
          </table:table-cell>
          <table:table-cell table:style-name="Таблица2.D3" office:value-type="string">
            <text:p text:style-name="P19">$k20$</text:p>
          </table:table-cell>
          <table:table-cell table:style-name="Таблица2.E3" office:value-type="string">
            <text:p text:style-name="P19">$L20$</text:p>
          </table:table-cell>
          <table:table-cell table:style-name="Таблица2.F3" office:value-type="string">
            <text:p text:style-name="P19">$m20$</text:p>
          </table:table-cell>
          <table:table-cell table:style-name="Таблица2.M3" table:number-rows-spanned="9" office:value-type="string">
            <text:p text:style-name="P21"><text:span text:style-name="T21">±</text:span>15%</text:p>
          </table:table-cell>
        </table:table-row>
        <table:table-row>
          <table:table-cell table:style-name="Таблица2.A4" office:value-type="string">
            <text:p text:style-name="P16">7,0 <text:span text:style-name="T10"><text:s/></text:span>мкЗв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1$</text:p>
          </table:table-cell>
          <table:table-cell table:style-name="Таблица2.E4" office:value-type="string">
            <text:p text:style-name="P19">$L01$</text:p>
          </table:table-cell>
          <table:table-cell table:style-name="Таблица2.F4" office:value-type="string">
            <text:p text:style-name="P19">$m01$</text:p>
          </table:table-cell>
          <table:table-cell table:style-name="Таблица2.D4" office:value-type="string">
            <text:p text:style-name="P19">$k11$</text:p>
          </table:table-cell>
          <table:table-cell table:style-name="Таблица2.E4" office:value-type="string">
            <text:p text:style-name="P19">$L11$</text:p>
          </table:table-cell>
          <table:table-cell table:style-name="Таблица2.F4" office:value-type="string">
            <text:p text:style-name="P19">$m11$</text:p>
          </table:table-cell>
          <table:table-cell table:style-name="Таблица2.D4" office:value-type="string">
            <text:p text:style-name="P19">$k21$</text:p>
          </table:table-cell>
          <table:table-cell table:style-name="Таблица2.E4" office:value-type="string">
            <text:p text:style-name="P19">$L21$</text:p>
          </table:table-cell>
          <table:table-cell table:style-name="Таблица2.F4" office:value-type="string">
            <text:p text:style-name="P19">$m21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кЗв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2$</text:p>
          </table:table-cell>
          <table:table-cell table:style-name="Таблица2.E4" office:value-type="string">
            <text:p text:style-name="P19">$L02$</text:p>
          </table:table-cell>
          <table:table-cell table:style-name="Таблица2.F4" office:value-type="string">
            <text:p text:style-name="P19">$m02$</text:p>
          </table:table-cell>
          <table:table-cell table:style-name="Таблица2.D4" office:value-type="string">
            <text:p text:style-name="P19">$k12$</text:p>
          </table:table-cell>
          <table:table-cell table:style-name="Таблица2.E4" office:value-type="string">
            <text:p text:style-name="P19">$L12$</text:p>
          </table:table-cell>
          <table:table-cell table:style-name="Таблица2.F4" office:value-type="string">
            <text:p text:style-name="P19">$m12$</text:p>
          </table:table-cell>
          <table:table-cell table:style-name="Таблица2.D4" office:value-type="string">
            <text:p text:style-name="P19">$k22$</text:p>
          </table:table-cell>
          <table:table-cell table:style-name="Таблица2.E4" office:value-type="string">
            <text:p text:style-name="P19">$L22$</text:p>
          </table:table-cell>
          <table:table-cell table:style-name="Таблица2.F4" office:value-type="string">
            <text:p text:style-name="P19">$m22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</text:span>мЗв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3$</text:p>
          </table:table-cell>
          <table:table-cell table:style-name="Таблица2.E4" office:value-type="string">
            <text:p text:style-name="P19">$L03$</text:p>
          </table:table-cell>
          <table:table-cell table:style-name="Таблица2.F4" office:value-type="string">
            <text:p text:style-name="P19">$m03$</text:p>
          </table:table-cell>
          <table:table-cell table:style-name="Таблица2.D4" office:value-type="string">
            <text:p text:style-name="P19">$k13$</text:p>
          </table:table-cell>
          <table:table-cell table:style-name="Таблица2.E4" office:value-type="string">
            <text:p text:style-name="P19">$L13$</text:p>
          </table:table-cell>
          <table:table-cell table:style-name="Таблица2.F4" office:value-type="string">
            <text:p text:style-name="P19">$m13$</text:p>
          </table:table-cell>
          <table:table-cell table:style-name="Таблица2.D4" office:value-type="string">
            <text:p text:style-name="P19">$k23$</text:p>
          </table:table-cell>
          <table:table-cell table:style-name="Таблица2.E4" office:value-type="string">
            <text:p text:style-name="P19">$L23$</text:p>
          </table:table-cell>
          <table:table-cell table:style-name="Таблица2.F4" office:value-type="string">
            <text:p text:style-name="P19">$m23$</text:p>
          </table:table-cell>
          <table:covered-table-cell/>
        </table:table-row>
        <table:table-row>
          <table:table-cell table:style-name="Таблица2.A4" office:value-type="string">
            <text:p text:style-name="P16">7,0<text:span text:style-name="T10"> </text:span>мЗв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4$</text:p>
          </table:table-cell>
          <table:table-cell table:style-name="Таблица2.E4" office:value-type="string">
            <text:p text:style-name="P19">$L04$</text:p>
          </table:table-cell>
          <table:table-cell table:style-name="Таблица2.F4" office:value-type="string">
            <text:p text:style-name="P19">$m04$</text:p>
          </table:table-cell>
          <table:table-cell table:style-name="Таблица2.D4" office:value-type="string">
            <text:p text:style-name="P19">$k14$</text:p>
          </table:table-cell>
          <table:table-cell table:style-name="Таблица2.E4" office:value-type="string">
            <text:p text:style-name="P19">$L14$</text:p>
          </table:table-cell>
          <table:table-cell table:style-name="Таблица2.F4" office:value-type="string">
            <text:p text:style-name="P19">$m14$</text:p>
          </table:table-cell>
          <table:table-cell table:style-name="Таблица2.D4" office:value-type="string">
            <text:p text:style-name="P19">$k24$</text:p>
          </table:table-cell>
          <table:table-cell table:style-name="Таблица2.E4" office:value-type="string">
            <text:p text:style-name="P19">$L24$</text:p>
          </table:table-cell>
          <table:table-cell table:style-name="Таблица2.F4" office:value-type="string">
            <text:p text:style-name="P19">$m24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Зв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5$</text:p>
          </table:table-cell>
          <table:table-cell table:style-name="Таблица2.E4" office:value-type="string">
            <text:p text:style-name="P19">$L05$</text:p>
          </table:table-cell>
          <table:table-cell table:style-name="Таблица2.F4" office:value-type="string">
            <text:p text:style-name="P19">$m05$</text:p>
          </table:table-cell>
          <table:table-cell table:style-name="Таблица2.D4" office:value-type="string">
            <text:p text:style-name="P19">$k15$</text:p>
          </table:table-cell>
          <table:table-cell table:style-name="Таблица2.E4" office:value-type="string">
            <text:p text:style-name="P19">$L15$</text:p>
          </table:table-cell>
          <table:table-cell table:style-name="Таблица2.F4" office:value-type="string">
            <text:p text:style-name="P19">$m15$</text:p>
          </table:table-cell>
          <table:table-cell table:style-name="Таблица2.D4" office:value-type="string">
            <text:p text:style-name="P19">$k25$</text:p>
          </table:table-cell>
          <table:table-cell table:style-name="Таблица2.E4" office:value-type="string">
            <text:p text:style-name="P19">$L25$</text:p>
          </table:table-cell>
          <table:table-cell table:style-name="Таблица2.F4" office:value-type="string">
            <text:p text:style-name="P19">$m25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</text:span>Зв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6$</text:p>
          </table:table-cell>
          <table:table-cell table:style-name="Таблица2.E4" office:value-type="string">
            <text:p text:style-name="P19">$L06$</text:p>
          </table:table-cell>
          <table:table-cell table:style-name="Таблица2.F4" office:value-type="string">
            <text:p text:style-name="P19">$m06$</text:p>
          </table:table-cell>
          <table:table-cell table:style-name="Таблица2.D4" office:value-type="string">
            <text:p text:style-name="P19">$k16$</text:p>
          </table:table-cell>
          <table:table-cell table:style-name="Таблица2.E4" office:value-type="string">
            <text:p text:style-name="P19">$L16$</text:p>
          </table:table-cell>
          <table:table-cell table:style-name="Таблица2.F4" office:value-type="string">
            <text:p text:style-name="P19">$m16$</text:p>
          </table:table-cell>
          <table:table-cell table:style-name="Таблица2.D4" office:value-type="string">
            <text:p text:style-name="P19">$k26$</text:p>
          </table:table-cell>
          <table:table-cell table:style-name="Таблица2.E4" office:value-type="string">
            <text:p text:style-name="P19">$L26$</text:p>
          </table:table-cell>
          <table:table-cell table:style-name="Таблица2.F4" office:value-type="string">
            <text:p text:style-name="P19">$m26$</text:p>
          </table:table-cell>
          <table:covered-table-cell/>
        </table:table-row>
        <table:table-row>
          <table:table-cell table:style-name="Таблица2.A4" office:value-type="string">
            <text:p text:style-name="P16">7,0<text:span text:style-name="T10"> </text:span>Зв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7$</text:p>
          </table:table-cell>
          <table:table-cell table:style-name="Таблица2.E4" office:value-type="string">
            <text:p text:style-name="P19">$L07$</text:p>
          </table:table-cell>
          <table:table-cell table:style-name="Таблица2.F4" office:value-type="string">
            <text:p text:style-name="P19">$m07$</text:p>
          </table:table-cell>
          <table:table-cell table:style-name="Таблица2.D4" office:value-type="string">
            <text:p text:style-name="P19">$k17$</text:p>
          </table:table-cell>
          <table:table-cell table:style-name="Таблица2.E4" office:value-type="string">
            <text:p text:style-name="P19">$L17$</text:p>
          </table:table-cell>
          <table:table-cell table:style-name="Таблица2.F4" office:value-type="string">
            <text:p text:style-name="P19">$m17$</text:p>
          </table:table-cell>
          <table:table-cell table:style-name="Таблица2.D4" office:value-type="string">
            <text:p text:style-name="P19">$k27$</text:p>
          </table:table-cell>
          <table:table-cell table:style-name="Таблица2.E4" office:value-type="string">
            <text:p text:style-name="P19">$L27$</text:p>
          </table:table-cell>
          <table:table-cell table:style-name="Таблица2.F4" office:value-type="string">
            <text:p text:style-name="P19">$m27$</text:p>
          </table:table-cell>
          <table:covered-table-cell/>
        </table:table-row>
        <table:table-row>
          <table:table-cell table:style-name="Таблица2.A11" office:value-type="string">
            <text:p text:style-name="P24">40 <text:span text:style-name="T19">Зв/ч</text:span></text:p>
          </table:table-cell>
          <table:table-cell table:style-name="Таблица2.A11" office:value-type="string">
            <text:p text:style-name="P18"/>
          </table:table-cell>
          <table:table-cell table:style-name="Таблица2.A11" office:value-type="string">
            <text:p text:style-name="P18"/>
          </table:table-cell>
          <table:table-cell table:style-name="Таблица2.D2" office:value-type="string">
            <text:p text:style-name="P19">$k0<text:span text:style-name="T19">8</text:span>$</text:p>
          </table:table-cell>
          <table:table-cell table:style-name="Таблица2.E11" office:value-type="string">
            <text:p text:style-name="P19">$L0<text:span text:style-name="T19">8</text:span>$</text:p>
          </table:table-cell>
          <table:table-cell table:style-name="Таблица2.F11" office:value-type="string">
            <text:p text:style-name="P19">$m0<text:span text:style-name="T19">8</text:span>$</text:p>
          </table:table-cell>
          <table:table-cell table:style-name="Таблица2.D2" office:value-type="string">
            <text:p text:style-name="P19">$k1<text:span text:style-name="T19">8</text:span>$</text:p>
          </table:table-cell>
          <table:table-cell table:style-name="Таблица2.E11" office:value-type="string">
            <text:p text:style-name="P19">$L1<text:span text:style-name="T19">8</text:span>$</text:p>
          </table:table-cell>
          <table:table-cell table:style-name="Таблица2.F11" office:value-type="string">
            <text:p text:style-name="P19">$m1<text:span text:style-name="T19">8</text:span>$</text:p>
          </table:table-cell>
          <table:table-cell table:style-name="Таблица2.D2" office:value-type="string">
            <text:p text:style-name="P19">$k2<text:span text:style-name="T19">8</text:span>$</text:p>
          </table:table-cell>
          <table:table-cell table:style-name="Таблица2.E11" office:value-type="string">
            <text:p text:style-name="P19">$L2<text:span text:style-name="T19">8</text:span>$</text:p>
          </table:table-cell>
          <table:table-cell table:style-name="Таблица2.F11" office:value-type="string">
            <text:p text:style-name="P19">$m2<text:span text:style-name="T19">8</text:span>$</text:p>
          </table:table-cell>
          <table:covered-table-cell/>
        </table:table-row>
      </table:table>
      <text:p text:style-name="Standard"/>
      <text:list xml:id="list43788850" text:continue-numbering="true" text:style-name="WWNum1">
        <text:list-item>
          <text:list>
            <text:list-item>
              <text:p text:style-name="P28"/>
            </text:list-item>
          </text:list>
        </text:list-item>
      </text:list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3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ПРОТОКОЛ №</dc:title>
    <meta:initial-creator>Michael</meta:initial-creator>
    <dc:creator>Squorpikkor </dc:creator>
    <meta:creation-date>2019-04-01T19:24:00Z</meta:creation-date>
    <dc:date>2019-04-20T23:58:38.35</dc:date>
    <meta:print-date>2010-06-14T06:03:00Z</meta:print-date>
    <meta:editing-cycles>9</meta:editing-cycles>
    <meta:editing-duration>PT1H48M17S</meta:editing-duration>
    <meta:document-statistic meta:table-count="1" meta:image-count="0" meta:object-count="0" meta:page-count="1" meta:paragraph-count="132" meta:word-count="340" meta:character-count="2640"/>
    <meta:template xlink:type="simple" xlink:actuate="onRequest" xlink:title="" xlink:href="../template_bdkg22_pov.odt/Normal.dotm"/>
  </office:meta>
</office:document-meta>
</file>